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24.5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23cm" fo:break-before="auto" style:use-optimal-row-height="false"/>
    </style:style>
    <style:style style:name="ro4" style:family="table-row">
      <style:table-row-properties style:row-height="1.773cm" fo:break-before="auto" style:use-optimal-row-height="false"/>
    </style:style>
    <style:style style:name="ro5" style:family="table-row">
      <style:table-row-properties style:row-height="2.0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5" table:number-columns-repeated="959" table:default-cell-style-name="Default"/>
        <table:table-row table:style-name="ro1">
          <table:table-cell table:style-name="ce4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19"/>
        </table:table-row>
        <table:table-row table:style-name="ro1">
          <table:covered-table-cell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2">
          <table:table-cell table:style-name="ce6" office:value-type="string" calcext:value-type="string">
            <text:p>PIN NUMB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1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 B HIGH</text:p>
          </table:table-cell>
          <table:table-cell office:value-type="string" calcext:value-type="string">
            <text:p>EPWM7A (HRPWM-capable)</text:p>
          </table:table-cell>
          <table:table-cell table:number-columns-repeated="101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 B LOW</text:p>
          </table:table-cell>
          <table:table-cell office:value-type="string" calcext:value-type="string">
            <text:p>EPWM7B (HRPWM-capable)</text:p>
          </table:table-cell>
          <table:table-cell table:number-columns-repeated="1019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19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. APPROX 0.6SEC AFTER LOSS OF SPI SS1 AND SS2 GO LOW</text:p>
          </table:table-cell>
          <table:table-cell table:number-columns-repeated="1019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OTE ALL 3V3 LINES ARE COMMON</text:p>
          </table:table-cell>
          <table:table-cell table:number-columns-repeated="1019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0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1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1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office:value-type="string" calcext:value-type="string">
            <text:p>NOTE ALL 1V2 LINES ARE COMMON</text:p>
          </table:table-cell>
          <table:table-cell table:number-columns-repeated="1019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1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 A HIGH</text:p>
          </table:table-cell>
          <table:table-cell office:value-type="string" calcext:value-type="string">
            <text:p>EPWM5A (HRPWM-capable)</text:p>
          </table:table-cell>
          <table:table-cell table:number-columns-repeated="1019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 A LOW</text:p>
          </table:table-cell>
          <table:table-cell office:value-type="string" calcext:value-type="string">
            <text:p>EPWM5B (HRPWM-capable)</text:p>
          </table:table-cell>
          <table:table-cell table:number-columns-repeated="1019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0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6</text:p>
          </table:table-cell>
          <table:table-cell office:value-type="string" calcext:value-type="string">
            <text:p>25LC256 EEPROM 2MHZ SPI CLOCK</text:p>
          </table:table-cell>
          <table:table-cell table:number-columns-repeated="1019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EEPROM PIN 1</text:p>
          </table:table-cell>
          <table:table-cell office:value-type="string" calcext:value-type="string">
            <text:p><text:span text:style-name="T1">25LC256 EEPROM </text:span>SPI CS</text:p>
          </table:table-cell>
          <table:table-cell table:number-columns-repeated="1019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5</text:p>
          </table:table-cell>
          <table:table-cell office:value-type="string" calcext:value-type="string">
            <text:p><text:span text:style-name="T1">25LC256 EEPROM </text:span>SPI MOSI</text:p>
          </table:table-cell>
          <table:table-cell table:number-columns-repeated="1019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EEPROM PIN 2</text:p>
          </table:table-cell>
          <table:table-cell office:value-type="string" calcext:value-type="string">
            <text:p><text:span text:style-name="T1">25LC256 EEPROM </text:span>SPI MISO</text:p>
          </table:table-cell>
          <table:table-cell table:number-columns-repeated="1019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19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CP PROX</text:p>
          </table:table-cell>
          <table:table-cell office:value-type="string" calcext:value-type="string">
            <text:p>CHARGE PORT PROXIMITY SIGNAL. LOW=1</text:p>
          </table:table-cell>
          <table:table-cell table:number-columns-repeated="1019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1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1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19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19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19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C high reference </text:p>
          </table:table-cell>
          <table:table-cell table:number-columns-repeated="1019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19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A high reference </text:p>
          </table:table-cell>
          <table:table-cell table:number-columns-repeated="1019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office:value-type="string" calcext:value-type="string">
            <text:p>HVIL SENSE</text:p>
          </table:table-cell>
          <table:table-cell office:value-type="string" calcext:value-type="string">
            <text:p>HVIL CURRENT SENSE. 20MA = 86mV</text:p>
          </table:table-cell>
          <table:table-cell table:number-columns-repeated="1019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19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1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1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19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</text:p>
          </table:table-cell>
          <table:table-cell table:number-columns-repeated="1019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1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1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19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19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19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19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19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19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B high reference </text:p>
          </table:table-cell>
          <table:table-cell table:number-columns-repeated="1019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19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D high reference </text:p>
          </table:table-cell>
          <table:table-cell table:number-columns-repeated="1019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1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19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1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1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19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0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1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1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1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1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1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/>
          <table:table-cell table:style-name="ce8" office:value-type="string" calcext:value-type="string">
            <text:p>3.3-V Flash power pin </text:p>
          </table:table-cell>
          <table:table-cell table:number-columns-repeated="1019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19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19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0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JTAG TDI</text:p>
          </table:table-cell>
          <table:table-cell office:value-type="string" calcext:value-type="string">
            <text:p>JTAG PINS</text:p>
          </table:table-cell>
          <table:table-cell table:number-columns-repeated="1019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JTAG TDO</text:p>
          </table:table-cell>
          <table:table-cell table:number-columns-repeated="1020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office:value-type="string" calcext:value-type="string">
            <text:p>JTAG /TRST</text:p>
          </table:table-cell>
          <table:table-cell table:number-columns-repeated="1020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JTAG TMS</text:p>
          </table:table-cell>
          <table:table-cell table:number-columns-repeated="1020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JTAG TCK</text:p>
          </table:table-cell>
          <table:table-cell table:number-columns-repeated="1020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1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1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19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1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1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1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TxD</text:p>
          </table:table-cell>
          <table:table-cell office:value-type="string" calcext:value-type="string">
            <text:p>OIL PUMP LIN COMMS. OIL PUMP CONTROLLER=Onsemi LV8907</text:p>
          </table:table-cell>
          <table:table-cell table:number-columns-repeated="1019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office:value-type="string" calcext:value-type="string">
            <text:p>ERROR STATUS</text:p>
          </table:table-cell>
          <table:table-cell office:value-type="string" calcext:value-type="string">
            <text:p>ERROR STATUS OUTPUT PIN. NEAR 0V DURING RUN AND RESET.</text:p>
          </table:table-cell>
          <table:table-cell table:number-columns-repeated="1019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office:value-type="string" calcext:value-type="string">
            <text:p>LIN RxD</text:p>
          </table:table-cell>
          <table:table-cell office:value-type="string" calcext:value-type="string">
            <text:p>OIL PUMP LIN COMMS</text:p>
          </table:table-cell>
          <table:table-cell table:number-columns-repeated="1019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19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19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19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19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1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office:value-type="string" calcext:value-type="string">
            <text:p>EEPROM 3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19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office:value-type="string" calcext:value-type="string">
            <text:p>EEPROM 2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19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1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1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1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1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1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1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1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1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19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1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1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1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0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office:value-type="string" calcext:value-type="string">
            <text:p>GATE DRIVER /DIAG1</text:p>
          </table:table-cell>
          <table:table-cell office:value-type="string" calcext:value-type="string">
            <text:p>ALL GATE DRIVERS /DIAG1 PINS TIED TOGETHER AND TO THIS PIN AND RED LED AT B LOW IC.LOW=FAULT.</text:p>
          </table:table-cell>
          <table:table-cell table:number-columns-repeated="1019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TIE TO VDDIO AS PER DATASHEET</text:p>
          </table:table-cell>
          <table:table-cell table:number-columns-repeated="1019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0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0MHZ XTAL PIN 1</text:p>
          </table:table-cell>
          <table:table-cell table:number-columns-repeated="1020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office:value-type="string" calcext:value-type="string">
            <text:p>GND XTAL SUPPLY</text:p>
          </table:table-cell>
          <table:table-cell table:number-columns-repeated="1020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0MHZ XTAL PIN 2</text:p>
          </table:table-cell>
          <table:table-cell table:number-columns-repeated="1020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office:value-type="string" calcext:value-type="string">
            <text:p>EXTERNAL RESET</text:p>
          </table:table-cell>
          <table:table-cell office:value-type="string" calcext:value-type="string">
            <text:p>PULL LOW TO RESET DEVICE</text:p>
          </table:table-cell>
          <table:table-cell table:number-columns-repeated="1019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0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0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1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1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1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1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1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1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1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1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1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0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19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1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1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1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1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1"/>
        </table:table-row>
        <table:table-row table:style-name="ro4">
          <table:table-cell table:style-name="ce7"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office:value-type="string" calcext:value-type="string">
            <text:p>74245 /OE ENABLE CONTROL</text:p>
          </table:table-cell>
          <table:table-cell table:style-name="ce7" office:value-type="string" calcext:value-type="string">
            <text:p>SN74LVC8T245 PWM GATE DRIVER BUFFER CONTROL OF /OE LINE. /OE ASSERTED IF : GPIO78=1 , TLF35584 PIN 10 SS2 =1 AND ISOLATED GATE DRIVER SUPPLY IS ON AND POWER GOOD SIGNAL =1. </text:p>
          </table:table-cell>
          <table:table-cell table:number-columns-repeated="1019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1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1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1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office:value-type="string" calcext:value-type="string">
            <text:p>GATE PSU ENABLE</text:p>
          </table:table-cell>
          <table:table-cell office:value-type="string" calcext:value-type="string">
            <text:p>ENABLE ISOLATED GATE DRIVE PSU</text:p>
          </table:table-cell>
          <table:table-cell table:number-columns-repeated="1019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1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1V2</text:p>
          </table:table-cell>
          <table:table-cell table:number-columns-repeated="1020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19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1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1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1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0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19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1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1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1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K BAUD</text:p>
          </table:table-cell>
          <table:table-cell table:number-columns-repeated="1019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0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K BAUD</text:p>
          </table:table-cell>
          <table:table-cell table:number-columns-repeated="1019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0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0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0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1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1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1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1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1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1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5">
          <table:table-cell table:number-columns-repeated="2"/>
          <table:table-cell office:value-type="string" calcext:value-type="string">
            <text:p>HVIL / DC LINK DISCHARGE OPERATION</text:p>
          </table:table-cell>
          <table:table-cell office:value-type="string" calcext:value-type="string">
            <text:p>DC BUS DISCHARGE RESISTORS ARE CONTROLLED BY THE HVIL CIRCUIT VIA OPTO U33 (ACPL-M49T). WHEN HVIL PRESENCE IS DETECTED , DC BUS DISCHARGE IS REMOVED. HVIL IS A CURRENT LOOP SUPPLIED EXTERNALLY VIA PINS 4 AND 23 ON THE LV CONNECTOR. MINIMUM HVIL CURRENT = 15mA ,MAXIMUM HVIL CURRENT =24mA , NOMINAL =20mA. </text:p>
          </table:table-cell>
          <table:table-cell table:number-columns-repeated="1019"/>
        </table:table-row>
        <table:table-row table:style-name="ro1" table:number-rows-repeated="104839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7:59:09.5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8T12:52:28.216846842</meta:creation-date>
    <meta:generator>LibreOffice/6.4.4.2$Windows_X86_64 LibreOffice_project/3d775be2011f3886db32dfd395a6a6d1ca2630ff</meta:generator>
    <dc:date>2020-11-25T18:47:44.288000000</dc:date>
    <meta:editing-duration>PT20H49M26S</meta:editing-duration>
    <meta:editing-cycles>86</meta:editing-cycles>
    <meta:document-statistic meta:table-count="1" meta:cell-count="534" meta:object-count="0"/>
  </office:meta>
</office:document-meta>
</file>